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521in" table:align="left"/>
    </style:style>
    <style:style style:name="Table1.A" style:family="table-column">
      <style:table-column-properties style:column-width="1.8236in"/>
    </style:style>
    <style:style style:name="Table1.B" style:family="table-column">
      <style:table-column-properties style:column-width="1.3194in"/>
    </style:style>
    <style:style style:name="Table1.C" style:family="table-column">
      <style:table-column-properties style:column-width="1.10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📝 <text:span text:style-name="Strong_20_Emphasis">Combined Meeting Notes</text:span><text:line-break/><text:span text:style-name="Strong_20_Emphasis">Dates:</text:span> April 13, 16, 18, and 19, 2025<text:line-break/><text:span text:style-name="Strong_20_Emphasis">Attendees:</text:span> Phutheho Mtloung, Muaaz Bayat, Mpumelelo Ntobi</text:p>
      <text:p text:style-name="Horizontal_20_Line"/>
      <text:p text:style-name="Text_20_body">🔹 <text:span text:style-name="Strong_20_Emphasis">April 13, 2025</text:span><text:line-break/>✅ <text:span text:style-name="Strong_20_Emphasis">Focus:</text:span><text:line-break/>Initial project discussion and setup.<text:line-break/>Task allocation for the design document and front-end setup.</text:p>
      <text:p text:style-name="Text_20_body">🧾 <text:span text:style-name="Strong_20_Emphasis">Key Points:</text:span></text:p>
      <text:list text:style-name="L1">
        <text:list-item>
          <text:p text:style-name="P1">Muaaz Bayat and Phutheho Mtloung discussed finalizing the project scope.</text:p>
        </text:list-item>
        <text:list-item>
          <text:p text:style-name="P1">Agreed to begin with the design document and UML diagrams.</text:p>
        </text:list-item>
        <text:list-item>
          <text:p text:style-name="P1">Muaaz would set up the front-end repo, while Phutheho would handle UML and task breakdown.</text:p>
        </text:list-item>
        <text:list-item>
          <text:p text:style-name="P1">Chose React and Tailwind for the front-end stack.</text:p>
        </text:list-item>
        <text:list-item>
          <text:p text:style-name="P1">Discussed early user stories like viewing a product, searching, and basic navigation.</text:p>
        </text:list-item>
        <text:list-item>
          <text:p text:style-name="P1">Agreed to have static pages (FAQ, About, Terms) handled later to fill easy front-end tasks.</text:p>
        </text:list-item>
      </text:list>
      <text:p text:style-name="Horizontal_20_Line"/>
      <text:p text:style-name="Text_20_body">🔹 <text:span text:style-name="Strong_20_Emphasis">April 16, 2025</text:span><text:line-break/>✅ <text:span text:style-name="Strong_20_Emphasis">Focus:</text:span><text:line-break/>User story prioritization and development process planning.<text:line-break/>Selected manageable back-end tasks.<text:line-break/>Agreed on a Kanban workflow.</text:p>
      <text:p text:style-name="Text_20_body">🧾 <text:span text:style-name="Strong_20_Emphasis">Key Points:</text:span></text:p>
      <text:list text:style-name="L2">
        <text:list-item>
          <text:p text:style-name="P2">Decided to prioritize front-end work to meet time constraints.</text:p>
        </text:list-item>
        <text:list-item>
          <text:p text:style-name="P2">Chose “create store” and “view store” as core back-end tasks.</text:p>
        </text:list-item>
        <text:list-item>
          <text:p text:style-name="P2">Other important user stories:</text:p>
          <text:list>
            <text:list-item>
              <text:p text:style-name="P2">Homepage (view/search products)</text:p>
            </text:list-item>
            <text:list-item>
              <text:p text:style-name="P2">Seller (create store, add product)</text:p>
            </text:list-item>
            <text:list-item>
              <text:p text:style-name="P2">Admin (manage stores: delete, ban, edit)</text:p>
            </text:list-item>
            <text:list-item>
              <text:p text:style-name="P2">404 page and static pages</text:p>
            </text:list-item>
          </text:list>
        </text:list-item>
        <text:list-item>
          <text:p text:style-name="P2">Kanban approach adopted: No fixed task assignments, everyone pulls from a shared backlog managed by Muaaz Bayat.</text:p>
        </text:list-item>
        <text:list-item>
          <text:p text:style-name="P2">Tasks will be tracked as: unstarted, in progress, done.</text:p>
        </text:list-item>
        <text:list-item>
          <text:p text:style-name="P2">Phutheho will begin reviewing and designing UML sequence diagrams, following the 4+1 architectural view model.</text:p>
        </text:list-item>
      </text:list>
      <text:p text:style-name="Horizontal_20_Line"/>
      <text:p text:style-name="Text_20_body"><text:soft-page-break/>🔹 <text:span text:style-name="Strong_20_Emphasis">April 18, 2025</text:span><text:line-break/>✅ <text:span text:style-name="Strong_20_Emphasis">Focus:</text:span><text:line-break/>Finalized design document structure.<text:line-break/>Clarified use of UML and 4+1 views.<text:line-break/>Broke down user stories into diagrams.</text:p>
      <text:p text:style-name="Text_20_body">🧾 <text:span text:style-name="Strong_20_Emphasis">Key Points:</text:span></text:p>
      <text:list text:style-name="L3">
        <text:list-item>
          <text:p text:style-name="P3">Discussed how each of the 4+1 views would map to the project:</text:p>
          <text:list>
            <text:list-item>
              <text:p text:style-name="P3">Use Case View: Focus on homepage, seller, and admin interactions.</text:p>
            </text:list-item>
            <text:list-item>
              <text:p text:style-name="P3">Logical View: Components like product, store, and user models.</text:p>
            </text:list-item>
            <text:list-item>
              <text:p text:style-name="P3">Process View: Front-end and back-end responsibilities.</text:p>
            </text:list-item>
            <text:list-item>
              <text:p text:style-name="P3">Development View: Folder and module structure.</text:p>
            </text:list-item>
            <text:list-item>
              <text:p text:style-name="P3">Physical View: Deployment setup (e.g., Firebase, Netlify).</text:p>
            </text:list-item>
          </text:list>
        </text:list-item>
        <text:list-item>
          <text:p text:style-name="P3">Finalized sequence diagrams for:</text:p>
          <text:list>
            <text:list-item>
              <text:p text:style-name="P3">Viewing a product</text:p>
            </text:list-item>
            <text:list-item>
              <text:p text:style-name="P3">Creating a store</text:p>
            </text:list-item>
            <text:list-item>
              <text:p text:style-name="P3">Searching for products</text:p>
            </text:list-item>
          </text:list>
        </text:list-item>
        <text:list-item>
          <text:p text:style-name="P3">Confirmed that static pages would be handled last, after core tasks.</text:p>
        </text:list-item>
      </text:list>
      <text:p text:style-name="Text_20_body">🛠️ <text:span text:style-name="Strong_20_Emphasis">Action Item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Responsible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Set up front-end repo</text:p>
          </table:table-cell>
          <table:table-cell table:style-name="Table1.A1" office:value-type="string">
            <text:p text:style-name="Table_20_Contents">Muaaz Bayat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>
          <table:table-cell table:style-name="Table1.A1" office:value-type="string">
            <text:p text:style-name="Table_20_Contents">Draft design doc outline</text:p>
          </table:table-cell>
          <table:table-cell table:style-name="Table1.A1" office:value-type="string">
            <text:p text:style-name="Table_20_Contents">Phutheho Mtloung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>
          <table:table-cell table:style-name="Table1.A1" office:value-type="string">
            <text:p text:style-name="Table_20_Contents">Create user stories</text:p>
          </table:table-cell>
          <table:table-cell table:style-name="Table1.A1" office:value-type="string">
            <text:p text:style-name="Table_20_Contents">Team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>
          <table:table-cell table:style-name="Table1.A1" office:value-type="string">
            <text:p text:style-name="Table_20_Contents">Create sequence diagrams</text:p>
          </table:table-cell>
          <table:table-cell table:style-name="Table1.A1" office:value-type="string">
            <text:p text:style-name="Table_20_Contents">Phutheho Mtloung</text:p>
          </table:table-cell>
          <table:table-cell table:style-name="Table1.A1" office:value-type="string">
            <text:p text:style-name="Table_20_Contents">⏳ In Progress</text:p>
          </table:table-cell>
        </table:table-row>
        <table:table-row>
          <table:table-cell table:style-name="Table1.A1" office:value-type="string">
            <text:p text:style-name="Table_20_Contents">Set up Kanban board</text:p>
          </table:table-cell>
          <table:table-cell table:style-name="Table1.A1" office:value-type="string">
            <text:p text:style-name="Table_20_Contents">Muaaz Bayat</text:p>
          </table:table-cell>
          <table:table-cell table:style-name="Table1.A1" office:value-type="string">
            <text:p text:style-name="Table_20_Contents">✅ Done</text:p>
          </table:table-cell>
        </table:table-row>
        <table:table-row>
          <table:table-cell table:style-name="Table1.A1" office:value-type="string">
            <text:p text:style-name="Table_20_Contents">Add backlog tasks</text:p>
          </table:table-cell>
          <table:table-cell table:style-name="Table1.A1" office:value-type="string">
            <text:p text:style-name="Table_20_Contents">Muaaz Bayat</text:p>
          </table:table-cell>
          <table:table-cell table:style-name="Table1.A1" office:value-type="string">
            <text:p text:style-name="Table_20_Contents">⏳ Ongoing</text:p>
          </table:table-cell>
        </table:table-row>
      </table:table>
      <text:p text:style-name="Horizontal_20_Line"/>
      <text:p text:style-name="Text_20_body">🔹 <text:span text:style-name="Strong_20_Emphasis">April 19, 2025</text:span><text:line-break/>✅ <text:span text:style-name="Strong_20_Emphasis">Focus:</text:span><text:line-break/>Backend development progress and task reassignment.<text:line-break/>Writing tests for API endpoints.<text:line-break/>Completing UML design views.</text:p>
      <text:p text:style-name="Text_20_body">🧾 <text:span text:style-name="Strong_20_Emphasis">Key Points:</text:span></text:p>
      <text:list text:style-name="L4">
        <text:list-item>
          <text:p text:style-name="P4">Discussed progress on backend API tests for store creation and product management.</text:p>
        </text:list-item>
        <text:list-item>
          <text:p text:style-name="P4">Task reassignments made to balance workload across the team.</text:p>
        </text:list-item>
        <text:list-item>
          <text:p text:style-name="P4">Reviewed and updated scenario, logical, class, and deployment diagrams.</text:p>
        </text:list-item>
        <text:list-item>
          <text:p text:style-name="P4">Planned next steps for completing remaining design documents and starting front-end integration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08:51:37.295175689</meta:creation-date>
    <dc:date>2025-05-25T08:53:02.326679822</dc:date>
    <meta:editing-duration>PT1M25S</meta:editing-duration>
    <meta:editing-cycles>1</meta:editing-cycles>
    <meta:document-statistic meta:table-count="1" meta:image-count="0" meta:object-count="0" meta:page-count="3" meta:paragraph-count="62" meta:word-count="468" meta:character-count="2842" meta:non-whitespace-character-count="2467"/>
    <meta:generator>LibreOffice/24.2.7.2$Linux_X86_64 LibreOffice_project/420$Build-2</meta:generator>
  </office:meta>
</office:document-meta>
</file>